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e7af" officeooo:paragraph-rsid="001be7af"/>
    </style:style>
    <style:style style:name="P2" style:family="paragraph" style:parent-style-name="Standard">
      <style:text-properties style:text-position="0% 100%" officeooo:rsid="001be7af" officeooo:paragraph-rsid="001be7af"/>
    </style:style>
    <style:style style:name="P3" style:family="paragraph" style:parent-style-name="Standard">
      <style:text-properties style:text-position="0% 100%" officeooo:rsid="00209d4d" officeooo:paragraph-rsid="00209d4d"/>
    </style:style>
    <style:style style:name="P4" style:family="paragraph" style:parent-style-name="Standard">
      <style:text-properties style:text-position="0% 100%" officeooo:rsid="002110b4" officeooo:paragraph-rsid="002110b4"/>
    </style:style>
    <style:style style:name="P5" style:family="paragraph" style:parent-style-name="Standard">
      <style:text-properties style:text-position="0% 100%" officeooo:rsid="002110b4" officeooo:paragraph-rsid="0022628c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209d4d"/>
    </style:style>
    <style:style style:name="T4" style:family="text">
      <style:text-properties officeooo:rsid="001be7af"/>
    </style:style>
    <style:style style:name="T5" style:family="text">
      <style:text-properties officeooo:rsid="002262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rite a C program that will read an integer number and we want to get squre root and cube root of entered integer number.</text:p>
      <text:p text:style-name="P1">2. Write a C program to calculate area of a circle using pow function.</text:p>
      <text:p text:style-name="P1">3. Write a C program to find the x value when ax<text:span text:style-name="T1">2</text:span><text:span text:style-name="T2"> +bx +c =0</text:span></text:p>
      <text:p text:style-name="P2">4. Write a C program to find the distance between two points.</text:p>
      <text:p text:style-name="P3">5. Wreite a C program to add two numbers using function.</text:p>
      <text:p text:style-name="P3">6. <text:s/>Wreite a C program to add subtract numbers using function.</text:p>
      <text:p text:style-name="P3">7. Wreite a C program to swap two numbers using function.</text:p>
      <text:p text:style-name="P4">8. <text:span text:style-name="T3"><text:s/>Wreite a C program </text:span>to find perimeter of a square <text:span text:style-name="T3">using function.</text:span></text:p>
      <text:p text:style-name="P4">9.<text:span text:style-name="T3"> Wreite a C program to </text:span>area of rectengle <text:span text:style-name="T3"><text:s/>using function.</text:span></text:p>
      <text:p text:style-name="P4">10. <text:span text:style-name="T3">Wreite a C program </text:span>to find perimeter of a rectengle <text:span text:style-name="T3">using function.</text:span></text:p>
      <text:p text:style-name="P5">11. <text:span text:style-name="T4">Write a C program to find the distance between two points </text:span><text:span text:style-name="T5">using user define function</text:span></text:p>
      <text:p text:style-name="P5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0T08:36:49.458495838</meta:creation-date>
    <dc:date>2023-09-20T13:47:22.222213062</dc:date>
    <meta:editing-duration>PT1H3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52" meta:character-count="775" meta:non-whitespace-character-count="631"/>
  </office:meta>
</office:document-meta>
</file>